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2" style:family="paragraph" style:parent-style-name="Standard">
      <style:paragraph-properties fo:margin-top="0in" fo:margin-bottom="0in" loext:contextual-spacing="false"/>
    </style:style>
    <style:style style:name="P3" style:family="paragraph" style:parent-style-name="Heading_20_1" style:list-style-name="WWNum1">
      <style:paragraph-properties fo:margin-left="0in" fo:margin-right="0in" fo:margin-top="0.1665in" fo:margin-bottom="0.0835in" loext:contextual-spacing="false" fo:text-align="start" style:justify-single-word="false" fo:text-indent="0in" style:auto-text-indent="false"/>
    </style:style>
    <style:style style:name="P4" style:family="paragraph" style:parent-style-name="Heading_20_1" style:list-style-name="WWNum1">
      <style:paragraph-properties fo:margin-left="0in" fo:margin-right="0in" fo:margin-top="0.1665in" fo:margin-bottom="0.0835in" loext:contextual-spacing="false" fo:text-indent="0in" style:auto-text-indent="false"/>
    </style:style>
    <style:style style:name="P5" style:family="paragraph" style:parent-style-name="Heading_20_1">
      <style:paragraph-properties fo:margin-top="0.1665in" fo:margin-bottom="0.0972in" loext:contextual-spacing="false" fo:line-height="120%"/>
    </style:style>
    <style:style style:name="P6" style:family="paragraph" style:parent-style-name="Heading_20_2" style:list-style-name="WWNum1">
      <style:paragraph-properties fo:margin-left="0in" fo:margin-right="0in" fo:margin-top="0.139in" fo:margin-bottom="0.0835in" loext:contextual-spacing="false" fo:text-indent="0in" style:auto-text-indent="false"/>
    </style:style>
    <style:style style:name="P7" style:family="paragraph" style:parent-style-name="Heading_20_2">
      <style:paragraph-properties fo:margin-top="0.139in" fo:margin-bottom="0.0835in" loext:contextual-spacing="false"/>
    </style:style>
    <style:style style:name="P8"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T1" style:family="text">
      <style:text-properties style:text-position="0% 100%"/>
    </style:style>
    <style:style style:name="T2" style:family="text">
      <style:text-properties style:text-position="0% 100%" fo:font-weight="bold" style:font-weight-asian="bold"/>
    </style:style>
    <style:style style:name="T3" style:family="text">
      <style:text-properties fo:color="#000080" style:text-position="0% 100%" style:text-underline-style="solid" style:text-underline-width="auto" style:text-underline-color="font-color" fo:font-weight="bold" style:font-weight-asian="bold"/>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6"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8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8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Using Neural Networks to </text:span>G<text:span text:style-name="T2">enerate Irish Music: A Background</text:span></text:p>
      <text:list xml:id="list1229248328533908996" text:style-name="WWNum1">
        <text:list-item>
          <text:p text:style-name="P3"><text:span text:style-name="T2">Notable Existing Works</text:span></text:p>
          <text:list>
            <text:list-item>
              <text:p text:style-name="P6"><text:span text:style-name="T2">Neural Irish Tunes (</text:span><text:a xlink:type="simple" xlink:href="http://irishabc.com/" text:style-name="Internet_20_link" text:visited-style-name="Visited_20_Internet_20_Link"><text:span text:style-name="T3">link</text:span></text:a><text:span text:style-name="T2">):</text:span></text:p>
            </text:list-item>
          </text:list>
        </text:list-item>
      </text:list>
      <text:p text:style-name="P1"><text:span text:style-name="T4">The author used Recurrent Neural Networks (Torch-RNN: </text:span><text:a xlink:type="simple" xlink:href="https://github.com/jcjohnson/torch-rnn" text:style-name="Internet_20_link" text:visited-style-name="Visited_20_Internet_20_Link"><text:span text:style-name="T7">https://github.com/jcjohnson/torch-rnn</text:span></text:a><text:span text:style-name="T4">) to generate Irish music. He/She used the session database. All songs were transposed to the same scale (D). Used 3 parameters as variables neural network size, dropout, number of layers). Once files were generated through RNN, all tunes were played and best ones collected and cleaned.</text:span></text:p>
      <text:p text:style-name="P1"><text:span text:style-name="T6">Results:</text:span><text:span text:style-name="T4"> </text:span><text:a xlink:type="simple" xlink:href="https://t.umblr.com/redirect?z=http%3A%2F%2Firishabc.com%2Fgallery%2F&amp;t=YjYxMDU4MGNkM2VjOTRiM2Q2YTNjNzA2MmNiYzU2MDBkMGVjMzFlMCxTVGdQRXhQOA%3D%3D&amp;b=t%3AIinBpZOgiMHH_bphj7hrOQ&amp;p=http%3A%2F%2Faiweirdness.com%2Fpost%2F171931678372%2Fwhen-computers-generate-traditional-irish-music&amp;m=1" text:style-name="Internet_20_link" text:visited-style-name="Visited_20_Internet_20_Link"><text:span text:style-name="T7">The Bat in the Hat</text:span></text:a><text:span text:style-name="T4">; </text:span><text:a xlink:type="simple" xlink:href="https://www.youtube.com/channel/UCpCoBeBNjQOvOnwzJZu2jGw" text:style-name="Internet_20_link" text:visited-style-name="Visited_20_Internet_20_Link"><text:span text:style-name="T7">https://www.youtube.com/channel/UCpCoBeBNjQOvOnwzJZu2jGw</text:span></text:a></text:p>
      <text:p text:style-name="P1"><text:span text:style-name="T6">More information</text:span><text:span text:style-name="T4">: </text:span><text:a xlink:type="simple" xlink:href="http://irishabc.com/technical/" text:style-name="Internet_20_link" text:visited-style-name="Visited_20_Internet_20_Link"><text:span text:style-name="T7">http://irishabc.com/technical/</text:span></text:a></text:p>
      <text:list xml:id="list152544165891174" text:continue-numbering="true" text:style-name="WWNum1">
        <text:list-item>
          <text:list>
            <text:list-item>
              <text:p text:style-name="P6"><text:span text:style-name="T2">Folk-RNN (</text:span><text:a xlink:type="simple" xlink:href="https://folkrnn.org/" text:style-name="Internet_20_link" text:visited-style-name="Visited_20_Internet_20_Link"><text:span text:style-name="T3">link</text:span></text:a><text:span text:style-name="T2">):</text:span></text:p>
            </text:list-item>
          </text:list>
        </text:list-item>
      </text:list>
      <text:p text:style-name="P1"><text:span text:style-name="T4">Folk-rnn is a project funded by the </text:span><text:a xlink:type="simple" xlink:href="http://www.ahrc.ac.uk/" text:style-name="Internet_20_link" text:visited-style-name="Visited_20_Internet_20_Link"><text:span text:style-name="T7">UK Arts and Humanities Research Council</text:span></text:a><text:span text:style-name="T4">. Iryna Korshunova, Oded Ben-Tal and Bob Sturm have used LSTM based RNN as well (found here: </text:span><text:a xlink:type="simple" xlink:href="https://github.com/IraKorshunova/folk-rnn" text:style-name="Internet_20_link" text:visited-style-name="Visited_20_Internet_20_Link"><text:span text:style-name="T7">https://github.com/IraKorshunova/folk-rnn</text:span></text:a><text:span text:style-name="T4">). They have primarily used data from The Sessions, and have a website where you can generate a folk tune with an rnn (</text:span><text:a xlink:type="simple" xlink:href="https://folkrnn.org/" text:style-name="Internet_20_link" text:visited-style-name="Visited_20_Internet_20_Link"><text:span text:style-name="T7">https://folkrnn.org/</text:span></text:a><text:span text:style-name="T4">). </text:span></text:p>
      <text:p text:style-name="P1"><text:span text:style-name="T4">They have written multiple papers on this, and have been featured in many news articles. (all found here </text:span><text:a xlink:type="simple" xlink:href="https://github.com/IraKorshunova/folk-rnn" text:style-name="Internet_20_link" text:visited-style-name="Visited_20_Internet_20_Link"><text:span text:style-name="T7">https://github.com/IraKorshunova/folk-rnn</text:span></text:a><text:span text:style-name="T4">)</text:span></text:p>
      <text:p text:style-name="P1"><text:span text:style-name="T4">They explain more about the ABC notation and how to get started on generating music and transposing it here: </text:span><text:a xlink:type="simple" xlink:href="https://folkrnn.org/" text:style-name="Internet_20_link" text:visited-style-name="Visited_20_Internet_20_Link"><text:span text:style-name="T7">https://folkrnn.org/</text:span></text:a><text:span text:style-name="T4">)</text:span></text:p>
      <text:p text:style-name="P1"><text:span text:style-name="T6">Results</text:span><text:span text:style-name="T4">: </text:span><text:a xlink:type="simple" xlink:href="http://www.eecs.qmul.ac.uk/~sturm/research/RNNIrishTrad/index.html" text:style-name="Internet_20_link" text:visited-style-name="Visited_20_Internet_20_Link"><text:span text:style-name="T7">http://www.eecs.qmul.ac.uk/~sturm/research/RNNIrishTrad/index.html</text:span></text:a></text:p>
      <text:p text:style-name="P1"><text:span text:style-name="T6">More</text:span><text:span text:style-name="T4"> </text:span><text:span text:style-name="T6">Information</text:span><text:span text:style-name="T4">: </text:span><text:a xlink:type="simple" xlink:href="https://github.com/IraKorshunova/folk-rnn" text:style-name="Internet_20_link" text:visited-style-name="Visited_20_Internet_20_Link"><text:span text:style-name="T7">https://github.com/IraKorshunova/folk-rnn</text:span></text:a></text:p>
      <text:list xml:id="list152544812721023" text:continue-numbering="true" text:style-name="WWNum1">
        <text:list-item>
          <text:list>
            <text:list-item>
              <text:p text:style-name="P6"><text:span text:style-name="T2">Music Generation with Deep Learning (</text:span><text:a xlink:type="simple" xlink:href="https://github.com/laventura/Music.Generation.with.DeepLearning" text:style-name="Internet_20_link" text:visited-style-name="Visited_20_Internet_20_Link"><text:span text:style-name="T3">link</text:span></text:a><text:span text:style-name="T2">): </text:span></text:p>
            </text:list-item>
          </text:list>
        </text:list-item>
      </text:list>
      <text:p text:style-name="P1"><text:span text:style-name="T4">Atul Acharya used the same LSTM based RNN Generator as the author from AI Weirdness. He scraped songs from O'Neill's Irish Music dataset (</text:span><text:span text:style-name="T7">source</text:span><text:span text:style-name="T4">), Cobb's Irish Music dataset</text:span><text:span text:style-name="T5"> </text:span><text:span text:style-name="T4">(</text:span><text:a xlink:type="simple" xlink:href="http://cobb.ece.wisc.edu/irish/Tunebook.html" text:style-name="Internet_20_link" text:visited-style-name="Visited_20_Internet_20_Link"><text:span text:style-name="T7">source</text:span></text:a><text:span text:style-name="T4">), Nottingham Music dataset</text:span><text:span text:style-name="T5"> </text:span><text:span text:style-name="T4">(</text:span><text:a xlink:type="simple" xlink:href="http://abc.sourceforge.net/NMD/" text:style-name="Internet_20_link" text:visited-style-name="Visited_20_Internet_20_Link"><text:span text:style-name="T7">source</text:span></text:a><text:span text:style-name="T4">) and Bob Dylan Songs (</text:span><text:a xlink:type="simple" xlink:href="http://bobdylan.com/songs/" text:style-name="Internet_20_link" text:visited-style-name="Visited_20_Internet_20_Link"><text:span text:style-name="T7">source</text:span></text:a><text:span text:style-name="T4">) </text:span></text:p>
      <text:p text:style-name="P1"><text:span text:style-name="T4">He used python and tensor flow.</text:span></text:p>
      <text:p text:style-name="P1"><text:span text:style-name="T6">Results</text:span><text:span text:style-name="T4">: </text:span><text:a xlink:type="simple" xlink:href="https://www.youtube.com/watch?v=WsdJ6LP6f-E&amp;feature=youtu.be" text:style-name="Internet_20_link" text:visited-style-name="Visited_20_Internet_20_Link"><text:span text:style-name="T7">https://www.youtube.com/watch?v=WsdJ6LP6f-E&amp;feature=youtu.be</text:span></text:a></text:p>
      <text:p text:style-name="P1"><text:span text:style-name="T6">More Information</text:span><text:span text:style-name="T4">: </text:span><text:a xlink:type="simple" xlink:href="https://github.com/laventura/Music.Generation.with.DeepLearning" text:style-name="Internet_20_link" text:visited-style-name="Visited_20_Internet_20_Link"><text:span text:style-name="T7">https://github.com/laventura/Music.Generation.with.DeepLearning</text:span></text:a></text:p>
      <text:list xml:id="list152544571413748" text:continue-numbering="true" text:style-name="WWNum1">
        <text:list-item>
          <text:p text:style-name="P4"><text:span text:style-name="T2">Notable Sources for Research</text:span></text:p>
          <text:list>
            <text:list-item>
              <text:p text:style-name="P6"><text:span text:style-name="T2">Andrej Karpathy (</text:span><text:a xlink:type="simple" xlink:href="https://cs.stanford.edu/people/karpathy/" text:style-name="Internet_20_link" text:visited-style-name="Visited_20_Internet_20_Link"><text:span text:style-name="T3">link</text:span></text:a><text:span text:style-name="T2">): </text:span></text:p>
            </text:list-item>
          </text:list>
        </text:list-item>
      </text:list>
      <text:p text:style-name="P1"><text:span text:style-name="T4">Andrej is the Director of AI at Tesla. He was previously a Research Scientist at OpenAI. His focus is on Deep Learning, with applications in Computer Vision, Natural Language Processing, and their intersection. </text:span></text:p>
      <text:p text:style-name="P1"><text:span text:style-name="T4">He has a ridiculously good blog post on rnn effectiveness with many practical applications: </text:span><text:a xlink:type="simple" xlink:href="http://karpathy.github.io/2015/05/21/rnn-effectiveness/" text:style-name="Internet_20_link" text:visited-style-name="Visited_20_Internet_20_Link"><text:span text:style-name="T7">http://karpathy.github.io/2015/05/21/rnn-effectiveness/</text:span></text:a></text:p>
      <text:p text:style-name="P1"><text:span text:style-name="T4">Most of the works above have used his model of LSTM based RNN to generate music. His GitHub has many interesting neural networks (using python and even Javascript!)</text:span></text:p>
      <text:p text:style-name="P1"><text:span text:style-name="T6">More Information:</text:span><text:span text:style-name="T4"> <text:s/></text:span><text:a xlink:type="simple" xlink:href="https://github.com/karpathy/char-rnn" text:style-name="Internet_20_link" text:visited-style-name="Visited_20_Internet_20_Link"><text:span text:style-name="T7">https://github.com/karpathy/char-rnn</text:span></text:a></text:p>
      <text:list xml:id="list152544800068011" text:continue-numbering="true" text:style-name="WWNum1">
        <text:list-item>
          <text:list>
            <text:list-item>
              <text:p text:style-name="P6"><text:span text:style-name="T2">AI Weirdness (</text:span><text:a xlink:type="simple" xlink:href="http://aiweirdness.com/post/171931678372/when-computers-generate-traditional-irish-music" text:style-name="Internet_20_link" text:visited-style-name="Visited_20_Internet_20_Link"><text:span text:style-name="T3">link</text:span></text:a><text:span text:style-name="T2">): </text:span></text:p>
            </text:list-item>
          </text:list>
        </text:list-item>
      </text:list>
      <text:p text:style-name="P1"><text:span text:style-name="T4">Janelle Shane used a Char-Multi-layer Recurrent Neural Network based Generator (found here: https://github.com/karpathy/char-rnn) to generate names for Irish Music tunes.</text:span></text:p>
      <text:p text:style-name="P1"><text:soft-page-break/><text:span text:style-name="T6">More Information</text:span><text:span text:style-name="T4">: </text:span><text:a xlink:type="simple" xlink:href="http://aiweirdness.com/post/159062141927/irish-tune-names-invented-by-neural-network" text:style-name="Internet_20_link" text:visited-style-name="Visited_20_Internet_20_Link"><text:span text:style-name="T7">http://aiweirdness.com/post/159062141927/irish-tune-names-invented-by-neural-network</text:span></text:a></text:p>
      <text:list xml:id="list152543645349677" text:continue-numbering="true" text:style-name="WWNum1">
        <text:list-item>
          <text:list>
            <text:list-item>
              <text:p text:style-name="P6"><text:span text:style-name="T2">Music Composition using recurrent Neural Networks (</text:span><text:a xlink:type="simple" xlink:href="https://web.stanford.edu/class/cs224n/reports/2762076.pdf" text:style-name="Internet_20_link" text:visited-style-name="Visited_20_Internet_20_Link"><text:span text:style-name="T3">link</text:span></text:a><text:span text:style-name="T2">):</text:span></text:p>
            </text:list-item>
          </text:list>
        </text:list-item>
      </text:list>
      <text:p text:style-name="P1"><text:span text:style-name="T4">Nipun Agarwala, Yuki Inoue and Axel Sly have published a paper on music composition. Interestingly, they mentioned that they have tried GANs, but failed to produce meaningful results due to “</text:span>unstable<text:span text:style-name="T4"> training”. They have used the same ABC music notation and encoding scheme. The types of Neural Networks used were: </text:span><text:span text:style-name="T5">Continuous Bag-Of-Words</text:span><text:span text:style-name="T4">, </text:span><text:span text:style-name="T5">Character RNN</text:span><text:span text:style-name="T4">, </text:span><text:span text:style-name="T5">Sequence-to-Sequence</text:span><text:span text:style-name="T4">, and </text:span><text:span text:style-name="T5">Generative Adversarial Networks</text:span><text:span text:style-name="T4">. They found Sequence-to-Sequence generated the best music in their case. They failed in training GANs well and mentioned they would like to fix their GAN model in the future and try out MusicXML dataset.</text:span></text:p>
      <text:p text:style-name="P1"><text:span text:style-name="T6">More Information</text:span><text:span text:style-name="T4">: </text:span><text:a xlink:type="simple" xlink:href="https://github.com/yinoue93/CS224N_proj" text:style-name="Internet_20_link" text:visited-style-name="Visited_20_Internet_20_Link"><text:span text:style-name="T8">https://github.com/yinoue93/CS224N_proj</text:span></text:a></text:p>
      <text:p text:style-name="P5"><text:bookmark text:name="_eopwm5grmjn2"/></text:p>
      <text:p text:style-name="P5"><text:bookmark text:name="_yn2kgcebtyug"/></text:p>
      <text:p text:style-name="P2"/>
      <text:p text:style-name="P5"><text:bookmark text:name="_54dqhneqd8mf"/>Other Background Information:</text:p>
      <text:p text:style-name="P7"><text:bookmark text:name="_862d7gjyjkbw"/>Music Generation (lin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CA"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orphans="2" fo:widows="2" fo:text-indent="0in" style:auto-text-indent="false" fo:keep-with-next="always"/>
      <style:text-properties style:text-position="0% 1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orphans="2" fo:widows="2" fo:text-indent="0in" style:auto-text-indent="false" fo:keep-with-next="always"/>
      <style:text-properties style:text-position="0% 1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orphans="2" fo:widows="2" fo:keep-with-next="always"/>
      <style:text-properties style:text-position="0% 100%" style:font-name="Liberation Sans" fo:font-family="'Liberation Sans'" style:font-family-generic="roman" style:font-pitch="variable" fo:font-size="28pt" fo:font-weight="bold" style:font-name-asian="Liberation Sans1" style:font-family-asian="'Liberation Sans'" style:font-family-generic-asian="system" style:font-pitch-asian="variable" style:font-size-asian="28pt"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text:style-name="ListLabel_20_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text:style-name="ListLabel_20_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text:style-name="ListLabel_20_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text:style-name="ListLabel_20_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text:style-name="ListLabel_20_8" style:num-suffix="​" style:num-format="">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1" meta:word-count="455" meta:character-count="3582" meta:non-whitespace-character-count="3143"/>
    <meta:generator>LibreOfficeDev/5.1.0.3$Linux_X86_64 LibreOffice_project/</meta:generator>
  </office:meta>
</office:document-meta>
</file>